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9591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eaedb" officeooo:paragraph-rsid="001eaedb" style:font-weight-asian="bold" style:font-weight-complex="bold"/>
    </style:style>
    <style:style style:name="P4" style:family="paragraph" style:parent-style-name="Standard">
      <style:text-properties fo:font-weight="bold" officeooo:rsid="00225be6" officeooo:paragraph-rsid="00225be6" style:font-weight-asian="bold" style:font-weight-complex="bold"/>
    </style:style>
    <style:style style:name="P5" style:family="paragraph" style:parent-style-name="Standard">
      <style:text-properties fo:font-weight="bold" officeooo:rsid="0024e93f" officeooo:paragraph-rsid="0024e93f" style:font-weight-asian="bold" style:font-weight-complex="bold"/>
    </style:style>
    <style:style style:name="P6" style:family="paragraph" style:parent-style-name="Standard">
      <style:text-properties fo:font-weight="bold" officeooo:paragraph-rsid="0024e93f" style:font-weight-asian="bold" style:font-weight-complex="bold"/>
    </style:style>
    <style:style style:name="P7" style:family="paragraph" style:parent-style-name="Standard">
      <style:text-properties fo:font-weight="bold" officeooo:rsid="0029b324" officeooo:paragraph-rsid="0029b324" style:font-weight-asian="bold" style:font-weight-complex="bold"/>
    </style:style>
    <style:style style:name="P8" style:family="paragraph" style:parent-style-name="Standard">
      <style:text-properties fo:font-weight="bold" officeooo:rsid="002b222e" officeooo:paragraph-rsid="002b222e" style:font-weight-asian="bold" style:font-weight-complex="bold"/>
    </style:style>
    <style:style style:name="P9" style:family="paragraph" style:parent-style-name="Standard">
      <style:text-properties fo:color="#c9211e" fo:font-weight="bold" officeooo:rsid="001b0328" officeooo:paragraph-rsid="001b0328" style:font-weight-asian="bold" style:font-weight-complex="bold"/>
    </style:style>
    <style:style style:name="P10" style:family="paragraph" style:parent-style-name="Standard">
      <style:text-properties fo:color="#c9211e" fo:font-weight="bold" officeooo:rsid="001eaedb" officeooo:paragraph-rsid="001eaedb" style:font-weight-asian="bold" style:font-weight-complex="bold"/>
    </style:style>
    <style:style style:name="P11" style:family="paragraph" style:parent-style-name="Standard">
      <style:text-properties fo:color="#c9211e" fo:font-weight="bold" officeooo:rsid="002ce200" officeooo:paragraph-rsid="002ce200" style:font-weight-asian="bold" style:font-weight-complex="bold"/>
    </style:style>
    <style:style style:name="P12" style:family="paragraph" style:parent-style-name="Standard">
      <style:text-properties fo:color="#c9211e" fo:font-weight="bold" officeooo:rsid="0029b324" officeooo:paragraph-rsid="0029b324" style:font-weight-asian="bold" style:font-weight-complex="bold"/>
    </style:style>
    <style:style style:name="T1" style:family="text">
      <style:text-properties officeooo:rsid="00211c15"/>
    </style:style>
    <style:style style:name="T2" style:family="text">
      <style:text-properties officeooo:rsid="002b222e"/>
    </style:style>
    <style:style style:name="T3" style:family="text">
      <style:text-properties officeooo:rsid="002ba996"/>
    </style:style>
    <style:style style:name="T4" style:family="text">
      <style:text-properties officeooo:rsid="002dd5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9"><text:span text:style-name="T1">Ppt </text:span>Sans les exclus : </text:p>
      <text:p text:style-name="P2">&gt; mean(subset(moy, inclus==1 &amp; Condition%in%c(1,7))$acc)</text:p>
      <text:p text:style-name="P2">[1] 0.9642857</text:p>
      <text:p text:style-name="P2">&gt; mean(subset(moy, inclus==1 &amp; Condition%in%c(3,5))$acc)</text:p>
      <text:p text:style-name="P2">[1] 0.9660714</text:p>
      <text:p text:style-name="P2"/>
      <text:p text:style-name="P5">Avec les exclus : <text:s/></text:p>
      <text:p text:style-name="P5">mean(subset(moy, Condition%in%c(1,7))$acc)</text:p>
      <text:p text:style-name="P5">[1] 0.8736842</text:p>
      <text:p text:style-name="P5">&gt; mean(subset(moy, Condition%in%c(3,5))$acc)</text:p>
      <text:p text:style-name="P5">[1] 0.94375</text:p>
      <text:p text:style-name="P6"/>
      <text:p text:style-name="P2"/>
      <text:p text:style-name="P10">Pingpong sans les exclus :</text:p>
      <text:p text:style-name="P3">&gt; mean(subset(moy2, inclus==1 &amp; Condition%in%c(1,7))$acc)</text:p>
      <text:p text:style-name="P3">[1] 0.6815476</text:p>
      <text:p text:style-name="P3">&gt; mean(subset(moy2, inclus==1 &amp; Condition%in%c(3,5))$acc)</text:p>
      <text:p text:style-name="P3">[1] 0.6755952</text:p>
      <text:p text:style-name="P3">&gt; </text:p>
      <text:p text:style-name="P4">Avec les exclus :</text:p>
      <text:p text:style-name="P4"><text:s/>mean(subset(moy2, Condition%in%c(3,5))$acc)</text:p>
      <text:p text:style-name="P4">[1] 0.6822917</text:p>
      <text:p text:style-name="P4">&gt; mean(subset(moy2, Condition%in%c(1,7))$acc)</text:p>
      <text:p text:style-name="P4">[1] 0.6995614</text:p>
      <text:p text:style-name="P4"/>
      <text:p text:style-name="P11">P<text:span text:style-name="T4">opulations, s</text:span>ans les exclus :</text:p>
      <text:p text:style-name="P4"/>
      <text:p text:style-name="P12">Niveau en maths :</text:p>
      <text:p text:style-name="P7">1-7 : Min 1 Max 8, Mean 5.321, Median 5</text:p>
      <text:p text:style-name="P7"><text:span text:style-name="T2">3-5</text:span> :<text:span text:style-name="T3">Min 3 Max 8, Mean 4.536, Median 4.5</text:span></text:p>
      <text:p text:style-name="P7"/>
      <text:p text:style-name="P12">Age : </text:p>
      <text:p text:style-name="P7">1-7 : 18-41, 9 NA, Mean 24.95, Median 23</text:p>
      <text:p text:style-name="P8">3-5 : 19-43, 1 NA, Mean 25.89, Median 24</text:p>
      <text:p text:style-name="P7"/>
      <text:p text:style-name="P12">Sexe : </text:p>
      <text:p text:style-name="P7">1-7 :18 F 10 H</text:p>
      <text:p text:style-name="P8">3-5 : 22 F 6 H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10:12:04.885113710</meta:creation-date>
    <dc:date>2022-08-04T10:44:28.624370101</dc:date>
    <meta:editing-duration>PT32M14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1" meta:paragraph-count="31" meta:word-count="126" meta:character-count="836" meta:non-whitespace-character-count="734"/>
  </office:meta>
</office:document-meta>
</file>